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Palatino Linotype" svg:font-family="'Palatino Linotype'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bg" fo:country="BG" officeooo:rsid="0006a214" officeooo:paragraph-rsid="0006a214"/>
    </style:style>
    <style:style style:name="P2" style:family="paragraph" style:parent-style-name="Standard">
      <style:text-properties officeooo:paragraph-rsid="0006a214"/>
    </style:style>
    <style:style style:name="P3" style:family="paragraph" style:parent-style-name="Text_20_body">
      <style:text-properties fo:language="bg" fo:country="BG" officeooo:rsid="0006a214" officeooo:paragraph-rsid="0006a214"/>
    </style:style>
    <style:style style:name="P4" style:family="paragraph" style:parent-style-name="Preformatted_20_Text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2a2513" style:font-name="monospace" fo:font-size="12pt" fo:letter-spacing="normal" fo:font-style="normal" fo:font-weight="normal" style:font-size-asian="12pt" style:font-size-complex="12pt"/>
    </style:style>
    <style:style style:name="P5" style:family="paragraph" style:parent-style-name="Preformatted_20_Text">
      <style:paragraph-properties fo:margin-top="0in" fo:margin-bottom="0.1965in" loext:contextual-spacing="false" fo:line-height="150%" fo:text-align="start" style:justify-single-word="false" fo:orphans="2" fo:widows="2" fo:padding="0in" fo:border="none"/>
      <style:text-properties fo:font-variant="normal" fo:text-transform="none" fo:color="#2a2513" style:font-name="monospace" fo:font-size="12pt" fo:letter-spacing="normal" fo:font-style="normal" fo:font-weight="normal" style:font-size-asian="12pt" style:font-size-complex="12pt"/>
    </style:style>
    <style:style style:name="P6" style:family="paragraph" style:parent-style-name="Preformatted_20_Text">
      <style:paragraph-properties fo:line-height="150%" fo:text-align="start" style:justify-single-word="false" fo:orphans="2" fo:widows="2" fo:padding="0in" fo:border="none"/>
      <style:text-properties fo:font-variant="normal" fo:text-transform="none" fo:color="#2a2513" style:font-name="monospace" fo:font-size="12pt" fo:letter-spacing="normal" fo:font-style="normal" fo:font-weight="normal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2a2513" style:font-name="Palatino Linotype" fo:font-size="8.39999961853027pt" fo:letter-spacing="normal" fo:font-style="normal" fo:font-weight="normal"/>
    </style:style>
    <style:style style:name="T3" style:family="text">
      <style:text-properties fo:font-variant="normal" fo:text-transform="none" fo:color="#2a2513" style:font-name="Palatino Linotype" fo:font-size="8.39999961853027pt" fo:letter-spacing="normal" fo:font-style="normal" fo:font-weight="bold"/>
    </style:style>
    <style:style style:name="T4" style:family="text">
      <style:text-properties fo:font-variant="normal" fo:text-transform="none" fo:color="#2a2513" style:font-name="Palatino Linotype" fo:letter-spacing="normal" fo:font-style="normal" fo:font-weight="normal"/>
    </style:style>
    <style:style style:name="T5" style:family="text">
      <style:text-properties fo:font-variant="normal" fo:text-transform="none" fo:color="#2a2513" style:font-name="Palatino Linotype" fo:letter-spacing="normal" fo:font-style="normal" fo:font-weight="bold"/>
    </style:style>
    <style:style style:name="T6" style:family="text">
      <style:text-properties fo:font-variant="normal" fo:text-transform="none" fo:color="#2a2513" style:font-name="Palatino Linotype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a2513" style:font-name="Palatino Linotype" fo:font-size="12pt" fo:letter-spacing="normal" fo:font-style="normal" fo:font-weight="bold" style:font-size-asian="12pt" style:font-size-complex="12pt"/>
    </style:style>
    <style:style style:name="T8" style:family="text">
      <style:text-properties fo:font-variant="normal" fo:text-transform="none" fo:color="#2a2513" style:font-name="Palatino Linotype" fo:font-size="12pt" fo:letter-spacing="normal" fo:language="en" fo:country="US" fo:font-style="normal" fo:font-weight="normal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грамата работи като зададете пълен път до свален <text:span text:style-name="T1">pcap </text:span>фаил в <text:span text:style-name="T1">const char* fileName.</text:span></text:p>
      <text:p text:style-name="P1">След изпълнението тя принтира на екрана следната информация: </text:p>
      <text:p text:style-name="P2"/>
      <text:p text:style-name="P3"><text:span text:style-name="T8">O</text:span><text:span text:style-name="T6">бработва зададен pcap файл и намира в него TCP пакети със следните особености:<text:line-break/>- Null scan packet - Does not have any flags set (TCP flag header is 0)<text:line-break/>- Xmas scan packet – Has </text:span><text:span text:style-name="T7">only </text:span><text:span text:style-name="T6">the FIN, PSH, and URG flags set, lighting the packet up like a Christmas tree.<text:line-break/>За повече информация разгледайте man page-a на nmap(1). По-конкретно опциите -sN и -sX<text:line-break/><text:line-break/>За всеки такъв пакет отпечатайте на стандартния изход, следните полета разделени с интервал<text:line-break/>source MAC, destination MAC, ether type (4-digit hex, prepended with 0x),<text:line-break/>source IP, destination IP, IP протокол (decimal),<text:line-break/>TCP source port (decimal), TCP destination port (decimal), вид на сканирането (Xmas или Null).<text:line-break/><text:line-break/>Например:</text:span></text:p>
      <text:p text:style-name="P4"><text:bookmark text:name="yui_3_13_0_2_1558346367389_269"/>18:cf:5e:fd:67:2a f8:d1:11:59:1d:6e 0x0800 192.168.111.102 54.152.100.110 6 57632 443 Xmas</text:p>
      <text:p text:style-name="P6">18:cf:5e:fd:67:2a f8:d1:11:59:1d:6e 0x0800 192.168.111.102 54.152.100.110 6 57633 22 Xmas</text:p>
      <text:p text:style-name="P6">18:cf:5e:fd:67:2a f8:d1:11:59:1d:6e 0x0800 192.168.111.102 54.152.100.110 6 57634 80 Xmas</text:p>
      <text:p text:style-name="P6">18:cf:5e:fd:67:2a f8:d1:11:59:1d:6e 0x0800 192.168.111.102 54.152.100.110 6 57635 23 Xmas</text:p>
      <text:p text:style-name="P6">18:cf:5e:fd:67:2a f8:d1:11:59:1d:6e 0x0800 192.168.111.102 54.152.100.110 6 57636 21 Xmas</text:p>
      <text:p text:style-name="P5">18:cf:5e:fd:67:2a f8:d1:11:59:1d:6e 0x0800 192.168.111.102 54.152.100.110 6 57637 21 Null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Palatino Linotype" svg:font-family="'Palatino Linotype'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19-05-20T13:04:32.484000000</dc:date>
    <meta:editing-duration>PT14M58S</meta:editing-duration>
    <meta:editing-cycles>4</meta:editing-cycles>
    <meta:document-statistic meta:table-count="0" meta:image-count="0" meta:object-count="0" meta:page-count="1" meta:paragraph-count="9" meta:word-count="185" meta:character-count="1351" meta:non-whitespace-character-count="1171"/>
  </office:meta>
</office:document-meta>
</file>